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2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3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3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3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4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4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4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4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4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5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5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5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5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6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6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6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6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1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45:30.874231570</meta:creation-date>
    <dc:date>2021-12-10T11:47:39.766602246</dc:date>
    <meta:editing-duration>PT2M9S</meta:editing-duration>
    <meta:editing-cycles>1</meta:editing-cycles>
    <meta:document-statistic meta:table-count="1" meta:cell-count="282" meta:object-count="0"/>
    <meta:generator>LibreOffice/6.4.7.2$Linux_X86_64 LibreOffice_project/40$Build-2</meta:generator>
  </office:meta>
</office:document-meta>
</file>